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9cm"/>
    </style:style>
    <style:style style:name="gr4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.649cm" fo:min-width="0cm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45cm"/>
    </style:style>
    <style:style style:name="gr7" style:family="graphic" style:parent-style-name="standard">
      <style:graphic-properties svg:stroke-width="0.159cm" svg:stroke-color="#232629" draw:marker-start-width="0.438cm" draw:marker-end-width="0.438cm" draw:fill-color="#ff8000" draw:textarea-horizontal-align="justify" draw:textarea-vertical-align="middle" draw:auto-grow-height="false" fo:min-height="0.665cm" fo:min-width="0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8cm" fo:min-width="0cm"/>
    </style:style>
    <style:style style:name="gr9" style:family="graphic" style:parent-style-name="standard">
      <style:graphic-properties svg:stroke-width="0.106cm" svg:stroke-color="#000000" draw:marker-start-width="0.358cm" draw:marker-end-width="0.358cm" draw:fill-color="#ff8000" draw:textarea-horizontal-align="justify" draw:textarea-vertical-align="middle" draw:auto-grow-height="false" fo:min-height="0.177cm" fo:min-width="0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8cm" fo:min-width="0.315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3.13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746cm" fo:min-width="0.292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512cm" fo:min-width="0.299cm" fo:padding-top="0.142cm" fo:padding-bottom="0.142cm" fo:padding-left="0.267cm" fo:padding-right="0.267cm"/>
    </style:style>
    <style:style style:name="gr17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756cm" fo:min-width="3.597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591cm" fo:min-width="2.556cm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.579cm" fo:min-width="0cm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1cm" fo:min-width="3.0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6cm" fo:min-width="2.4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454cm"/>
    </style:style>
    <style:style style:name="gr23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756cm" fo:min-width="3.552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705cm" fo:min-width="3.552cm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6cm" fo:min-width="2.453cm"/>
    </style:style>
    <style:style style:name="gr26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612cm" fo:min-width="3.06cm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6cm" fo:min-width="2.666cm"/>
    </style:style>
    <style:style style:name="gr28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612cm" fo:min-width="1.312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756cm" fo:min-width="5.16cm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453cm"/>
    </style:style>
    <style:style style:name="gr31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0.86cm" fo:min-width="3.081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566cm" fo:min-width="4.366cm" fo:padding-top="0.204cm" fo:padding-bottom="0.204cm" fo:padding-left="0.329cm" fo:padding-right="0.3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4.72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>
      <loext:graphic-properties draw:fill-color="#f6f9d4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-color="#fcfcf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fcfcfc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7.733cm" svg:y1="25.637cm" svg:x2="17.733cm" svg:y2="28.034cm">
          <text:p/>
        </draw:line>
        <draw:line draw:style-name="gr1" draw:text-style-name="P1" draw:layer="layout" svg:x1="19.06cm" svg:y1="26.813cm" svg:x2="16.534cm" svg:y2="26.813cm">
          <text:p/>
        </draw:line>
        <draw:frame draw:style-name="gr2" draw:text-style-name="P2" draw:layer="layout" svg:width="1.618cm" svg:height="0.962cm" svg:x="17.252cm" svg:y="24.751cm">
          <draw:text-box>
            <text:p>N</text:p>
          </draw:text-box>
        </draw:frame>
        <draw:frame draw:style-name="gr3" draw:text-style-name="P2" draw:layer="layout" svg:width="3.139cm" svg:height="1.673cm" svg:x="2.153cm" svg:y="20.406cm">
          <draw:text-box>
            <text:p>legend:</text:p>
            <text:p/>
          </draw:text-box>
        </draw:frame>
        <draw:custom-shape draw:style-name="gr4" draw:text-style-name="P3" draw:layer="layout" svg:width="0.383cm" svg:height="1.057cm" svg:x="2.624cm" svg:y="25.80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78cm" svg:height="1.615cm" svg:x="3.236cm" svg:y="25.874cm">
          <draw:text-box>
            <text:p text:style-name="P4"><text:span text:style-name="T1">door</text:span></text:p>
          </draw:text-box>
        </draw:frame>
        <draw:frame draw:style-name="gr6" draw:text-style-name="P6" draw:layer="layout" svg:width="8.545cm" svg:height="0.962cm" svg:x="1.398cm" svg:y="1.389cm">
          <draw:text-box>
            <text:p><text:span text:style-name="T2">Map of: LandExpansion</text:span></text:p>
          </draw:text-box>
        </draw:frame>
        <draw:custom-shape draw:style-name="gr7" draw:text-style-name="P7" draw:layer="layout" svg:width="0.441cm" svg:height="1.073cm" svg:x="5.525cm" svg:y="25.44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059cm" svg:height="1.698cm" svg:x="6.299cm" svg:y="25.63cm">
          <draw:text-box>
            <text:p><text:span text:style-name="T1">locked door + key</text:span></text:p>
          </draw:text-box>
        </draw:frame>
        <draw:custom-shape draw:style-name="gr9" draw:text-style-name="P7" draw:layer="layout" svg:width="0.888cm" svg:height="0.851cm" svg:x="6.482cm" svg:y="27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draw:type="curve" svg:x1="2.34cm" svg:y1="22.912cm" svg:x2="4.238cm" svg:y2="24.503cm" svg:d="M2340 22912c1266 0 1898 530 1898 1591" svg:viewBox="0 0 1899 1592">
          <text:p/>
        </draw:connector>
        <draw:frame draw:style-name="gr11" draw:text-style-name="P10" draw:layer="layout" svg:width="5.759cm" svg:height="1.096cm" svg:x="4.622cm" svg:y="23.616cm">
          <draw:text-box>
            <text:p text:style-name="P9"><text:span text:style-name="T3">Connects two doors without room</text:span></text:p>
          </draw:text-box>
        </draw:frame>
        <draw:frame draw:style-name="gr12" draw:text-style-name="P5" draw:layer="layout" svg:width="3.276cm" svg:height="1.916cm" svg:x="5.211cm" svg:y="22.844cm">
          <draw:text-box>
            <text:p text:style-name="P4"><text:span text:style-name="T1">Connector</text:span></text:p>
          </draw:text-box>
        </draw:frame>
        <draw:custom-shape draw:style-name="gr13" draw:text-style-name="P11" draw:layer="layout" svg:width="0.833cm" svg:height="0.796cm" svg:x="10.931cm" svg:y="23.303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276cm" svg:height="1.916cm" svg:x="11.954cm" svg:y="23.373cm">
          <draw:text-box>
            <text:p text:style-name="P4"><text:span text:style-name="T1">mainland</text:span></text:p>
          </draw:text-box>
        </draw:frame>
        <draw:frame draw:style-name="gr14" draw:text-style-name="P13" draw:layer="layout" svg:width="3.639cm" svg:height="1.834cm" svg:x="7.422cm" svg:y="27.108cm">
          <draw:text-box>
            <text:p text:style-name="P12"><text:span text:style-name="T4">item_keyname</text:span></text:p>
          </draw:text-box>
        </draw:frame>
        <draw:custom-shape draw:style-name="gr15" draw:text-style-name="P3" draw:layer="layout" svg:width="1.3cm" svg:height="1.3cm" svg:x="11.305cm" svg:y="25.978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5" draw:text-style-name="P5" draw:layer="layout" svg:width="2.706cm" svg:height="1.615cm" svg:x="12.809cm" svg:y="26.139cm">
          <draw:text-box>
            <text:p text:style-name="P4"><text:span text:style-name="T1">staircase</text:span></text:p>
          </draw:text-box>
        </draw:frame>
        <draw:custom-shape draw:style-name="gr16" draw:text-style-name="P14" draw:layer="layout" svg:width="0.833cm" svg:height="0.796cm" svg:x="10.955cm" svg:y="24.38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563cm" svg:height="1.916cm" svg:x="11.892cm" svg:y="24.358cm">
          <draw:text-box>
            <text:p text:style-name="P4"><text:span text:style-name="T1">possible future expansion</text:span></text:p>
          </draw:text-box>
        </draw:frame>
        <draw:custom-shape draw:style-name="gr17" draw:text-style-name="P15" draw:layer="layout" svg:width="4.255cm" svg:height="4.164cm" svg:x="4.524cm" svg:y="10.2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.214cm" svg:height="3.999cm" svg:x="1.355cm" svg:y="10.3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41cm" svg:height="1.073cm" svg:x="5.525cm" svg:y="25.4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339cm" svg:height="0.987cm" svg:x="1.173cm" svg:y="11.7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2" draw:layer="layout" svg:width="3.749cm" svg:height="1.673cm" svg:x="0.53cm" svg:y="14.871cm">
          <draw:text-box>
            <text:p><text:span text:style-name="T2">←</text:span><text:span text:style-name="T2">to beach</text:span></text:p>
            <text:p/>
          </draw:text-box>
        </draw:frame>
        <draw:frame draw:style-name="gr21" draw:text-style-name="P2" draw:layer="layout" svg:width="2.954cm" svg:height="1.673cm" svg:x="1.594cm" svg:y="11.739cm">
          <draw:text-box>
            <text:p><text:span text:style-name="T2">l_coast</text:span></text:p>
            <text:p/>
          </draw:text-box>
        </draw:frame>
        <draw:frame draw:style-name="gr22" draw:text-style-name="P2" draw:layer="layout" svg:width="2.954cm" svg:height="1.673cm" svg:x="5.397cm" svg:y="11.674cm">
          <draw:text-box>
            <text:p><text:span text:style-name="T2">l_forest</text:span></text:p>
            <text:p/>
          </draw:text-box>
        </draw:frame>
        <draw:custom-shape draw:style-name="gr23" draw:text-style-name="P15" draw:layer="layout" svg:width="4.21cm" svg:height="4.164cm" svg:x="4.546cm" svg:y="6.148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2.954cm" svg:height="1.673cm" svg:x="5.172cm" svg:y="7.655cm">
          <draw:text-box>
            <text:p><text:span text:style-name="T2">l_river</text:span></text:p>
            <text:p/>
          </draw:text-box>
        </draw:frame>
        <draw:custom-shape draw:style-name="gr24" draw:text-style-name="P15" draw:layer="layout" svg:width="4.21cm" svg:height="4.113cm" svg:x="4.546cm" svg:y="14.328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3.076cm" svg:height="1.673cm" svg:x="5.195cm" svg:y="15.806cm">
          <draw:text-box>
            <text:p><text:span text:style-name="T2">l_stones</text:span></text:p>
            <text:p/>
          </draw:text-box>
        </draw:frame>
        <draw:custom-shape draw:style-name="gr26" draw:text-style-name="P15" draw:layer="layout" svg:width="3.718cm" svg:height="4.02cm" svg:x="10.768cm" svg:y="10.302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3.166cm" svg:height="1.673cm" svg:x="10.989cm" svg:y="11.853cm">
          <draw:text-box>
            <text:p><text:span text:style-name="T2">l_tower</text:span></text:p>
            <text:p/>
          </draw:text-box>
        </draw:frame>
        <draw:custom-shape draw:style-name="gr28" draw:text-style-name="P15" draw:layer="layout" svg:width="1.97cm" svg:height="4.02cm" svg:x="8.801cm" svg:y="10.324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2.954cm" svg:height="1.673cm" svg:x="8.908cm" svg:y="11.877cm">
          <draw:text-box>
            <text:p><text:span text:style-name="T2">l_hill</text:span></text:p>
            <text:p/>
          </draw:text-box>
        </draw:frame>
        <draw:custom-shape draw:style-name="gr29" draw:text-style-name="P15" draw:layer="layout" svg:width="5.818cm" svg:height="4.164cm" svg:x="8.734cm" svg:y="14.299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.076cm" svg:height="1.673cm" svg:x="5.196cm" svg:y="15.807cm">
          <draw:text-box>
            <text:p><text:span text:style-name="T2">l_stones</text:span></text:p>
            <text:p/>
          </draw:text-box>
        </draw:frame>
        <draw:custom-shape draw:style-name="gr31" draw:text-style-name="P15" draw:layer="layout" svg:width="3.739cm" svg:height="1.268cm" svg:x="10.747cm" svg:y="9.0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.024cm" svg:height="3.974cm" svg:x="14.524cm" svg:y="10.341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5.224cm" svg:height="1.673cm" svg:x="14.448cm" svg:y="11.736cm">
          <draw:text-box>
            <text:p><text:span text:style-name="T2">l_tower_inside</text:span></text:p>
            <text:p/>
          </draw:text-box>
        </draw:frame>
        <draw:custom-shape draw:style-name="gr23" draw:text-style-name="P15" draw:layer="layout" svg:width="4.21cm" svg:height="4.164cm" svg:x="10.466cm" svg:y="4.925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2.954cm" svg:height="1.673cm" svg:x="11.192cm" svg:y="6.416cm">
          <draw:text-box>
            <text:p><text:span text:style-name="T2">l_road</text:span></text:p>
            <text:p/>
          </draw:text-box>
        </draw:frame>
        <draw:frame draw:style-name="gr22" draw:text-style-name="P2" draw:layer="layout" svg:width="2.954cm" svg:height="1.673cm" svg:x="11.258cm" svg:y="9.162cm">
          <draw:text-box>
            <text:p><text:span text:style-name="T2">l_pass</text:span></text:p>
            <text:p/>
          </draw:text-box>
        </draw:frame>
        <draw:frame draw:style-name="gr22" draw:text-style-name="P2" draw:layer="layout" svg:width="3.042cm" svg:height="1.673cm" svg:x="9.985cm" svg:y="15.91cm">
          <draw:text-box>
            <text:p><text:span text:style-name="T2">l_animal</text:span></text:p>
            <text:p/>
          </draw:text-box>
        </draw:frame>
        <draw:custom-shape draw:style-name="gr4" draw:text-style-name="P3" draw:layer="layout" svg:width="0.383cm" svg:height="1.057cm" svg:x="8.608cm" svg:y="11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svg:x="8.526cm" svg:y="15.8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svg:x="4.355cm" svg:y="11.5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svg:x="14.326cm" svg:y="11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draw:transform="rotate (1.5707963267949) translate (12.055cm 9.29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draw:transform="rotate (1.5707963267949) translate (12.157cm 10.4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draw:transform="rotate (1.5707963267949) translate (5.949cm 10.49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draw:transform="rotate (1.5707963267949) translate (6.051cm 14.50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3cm" svg:height="1.057cm" draw:transform="rotate (1.5707963267949) translate (12.157cm 14.54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10:51.693000000</meta:creation-date>
    <meta:generator>LibreOffice/6.2.4.2$Windows_X86_64 LibreOffice_project/2412653d852ce75f65fbfa83fb7e7b669a126d64</meta:generator>
    <dc:date>2019-08-24T13:55:15.472000000</dc:date>
    <meta:editing-duration>PT55M29S</meta:editing-duration>
    <meta:editing-cycles>8</meta:editing-cycles>
    <meta:print-date>2019-08-07T10:45:26.294000000</meta:print-date>
    <meta:document-statistic meta:object-count="53"/>
  </office:meta>
</office:document-meta>
</file>